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605cm" style:rel-column-width="13898*"/>
    </style:style>
    <style:style style:name="Tableau1.B" style:family="table-column">
      <style:table-column-properties style:column-width="13.395cm" style:rel-column-width="5163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972cm"/>
    </style:style>
    <style:style style:name="P1" style:family="paragraph" style:parent-style-name="Table_20_Contents">
      <style:text-properties officeooo:rsid="0017ea45" officeooo:paragraph-rsid="0017ea45"/>
    </style:style>
    <style:style style:name="P2" style:family="paragraph" style:parent-style-name="Standard">
      <style:text-properties officeooo:rsid="0017ea45" officeooo:paragraph-rsid="0017ea45"/>
    </style:style>
    <style:style style:name="P3" style:family="paragraph" style:parent-style-name="Table_20_Contents">
      <style:text-properties officeooo:rsid="001ae4c6" officeooo:paragraph-rsid="001ae4c6"/>
    </style:style>
    <style:style style:name="P4" style:family="paragraph" style:parent-style-name="Table_20_Contents">
      <style:text-properties officeooo:rsid="001d06a5" officeooo:paragraph-rsid="001d06a5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des échanges avec les professeurs 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9/01/2017 à 9h00</text:p>
          </table:table-cell>
          <table:table-cell table:style-name="Tableau1.B1" office:value-type="string">
            <text:p text:style-name="P2">Entretien avec monsieur Genthial afin de valider le tutorat pour le semestre 4.</text:p>
          </table:table-cell>
        </table:table-row>
        <table:table-row>
          <table:table-cell table:style-name="Tableau1.A2" office:value-type="string">
            <text:p text:style-name="P1">09/01/2017 à 10h30</text:p>
          </table:table-cell>
          <table:table-cell table:style-name="Tableau1.B2" office:value-type="string">
            <text:p text:style-name="P1">Échange e-mail avec monsieur Occello (copie au client) afin de valider la possibilité de débuter la phase de développement.</text:p>
          </table:table-cell>
        </table:table-row>
        <table:table-row>
          <table:table-cell table:style-name="Tableau1.A2" office:value-type="string">
            <text:p text:style-name="P1">09/01/2017 à 10h35</text:p>
          </table:table-cell>
          <table:table-cell table:style-name="Tableau1.B2" office:value-type="string">
            <text:p text:style-name="P1">Échange e-mail avec madame Metge afin de fournir la liste des professeurs tuteurs pour le semestre 4 (copie au client)</text:p>
          </table:table-cell>
        </table:table-row>
        <table:table-row table:style-name="Tableau1.4">
          <table:table-cell table:style-name="Tableau1.A2" office:value-type="string">
            <text:p text:style-name="P3">10/01/2017 à 16h30</text:p>
          </table:table-cell>
          <table:table-cell table:style-name="Tableau1.B2" office:value-type="string">
            <text:p text:style-name="P3">Échange avec monsieur Genthial afin de mettre en place un réunion de notification d’état en milieu de semaine (Mercredi 11/01 à 14h15)</text:p>
          </table:table-cell>
        </table:table-row>
        <table:table-row>
          <table:table-cell table:style-name="Tableau1.A2" office:value-type="string">
            <text:p text:style-name="P3">11/01/2017 à 09h30</text:p>
          </table:table-cell>
          <table:table-cell table:style-name="Tableau1.B2" office:value-type="string">
            <text:p text:style-name="P3">Échange avec monsieur de Raïevsky afin d’avoir quelques conseils sur Android. </text:p>
          </table:table-cell>
        </table:table-row>
        <table:table-row>
          <table:table-cell table:style-name="Tableau1.A2" office:value-type="string">
            <text:p text:style-name="P4">11/01/2017 à 14h15</text:p>
          </table:table-cell>
          <table:table-cell table:style-name="Tableau1.B2" office:value-type="string">
            <text:p text:style-name="P4">Réunion de notification avec monsieur genthial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2"/>
      <text:p text:style-name="P2">TODO : prendre un rendez-vous avec le client afin de lui faire part de la fin de la semaine de développement. </text:p>
      <text:p text:style-name="P2">TODO : prendre un rendez-vous en <text:span text:style-name="T2">début</text:span> et en fin de semaine avec monsieur genthial afin de faire l’état de l’avancement du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5:20.829864605</meta:creation-date>
    <dc:date>2017-01-11T13:10:09.948731928</dc:date>
    <meta:editing-duration>PT3H49M53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1" meta:paragraph-count="15" meta:word-count="160" meta:character-count="964" meta:non-whitespace-character-count="816"/>
  </office:meta>
</office:document-meta>
</file>